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c2b" officeooo:paragraph-rsid="001b1c2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1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2nd</text:span> of <text:span text:style-name="T5">March</text:span> <text:span text:style-name="T5">2022</text:span> under the <text:span text:style-name="T5">10th</text:span> PA Meeting.</text:p>
      <text:p text:style-name="P1"/>
      <text:p text:style-name="P1">The Assembly, recognising the current situation,</text:p>
      <text:p text:style-name="P1"/>
      <text:p text:style-name="P4">Constitutes the need to turn the keepinventory gamerule back on (true). This to see where people currently stand on this and to prevent the loss of items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10-2: To turn keepinventory back on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3T09:30:49.356739729</dc:date>
    <meta:editing-duration>PT2M19S</meta:editing-duration>
    <meta:editing-cycles>6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7" meta:word-count="60" meta:character-count="367" meta:non-whitespace-character-count="314"/>
  </office:meta>
</office:document-meta>
</file>